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0000002FA33C0566812535891.png" manifest:media-type="image/png"/>
  <manifest:file-entry manifest:full-path="Pictures/1000000000000492000002F8BD15AAAC5F25F31F.png" manifest:media-type="image/png"/>
  <manifest:file-entry manifest:full-path="Pictures/10000000000004A7000002F9E49A95813D26200E.png" manifest:media-type="image/png"/>
  <manifest:file-entry manifest:full-path="Pictures/10000000000003E2000002F2EFC8D6EE9BCB0A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681cm" svg:y="0.048cm" svg:width="10.169cm" svg:height="6.634cm" draw:z-index="0"><draw:image xlink:href="Pictures/1000000000000490000002FA33C0566812535891.png" xlink:type="simple" xlink:show="embed" xlink:actuate="onLoad" draw:mime-type="image/png"/></draw:frame><draw:frame draw:style-name="fr1" draw:name="Image2" text:anchor-type="char" svg:x="10.956cm" svg:y="6.807cm" svg:width="10.486cm" svg:height="6.812cm" draw:z-index="1"><draw:image xlink:href="Pictures/1000000000000492000002F8BD15AAAC5F25F31F.png" xlink:type="simple" xlink:show="embed" xlink:actuate="onLoad" draw:mime-type="image/png"/></draw:frame><draw:frame draw:style-name="fr1" draw:name="Image3" text:anchor-type="char" svg:x="0.702cm" svg:y="6.766cm" svg:width="10.074cm" svg:height="7.641cm" draw:z-index="2"><draw:image xlink:href="Pictures/10000000000003E2000002F2EFC8D6EE9BCB0AFD.png" xlink:type="simple" xlink:show="embed" xlink:actuate="onLoad" draw:mime-type="image/png"/></draw:frame><draw:frame draw:style-name="fr1" draw:name="Image4" text:anchor-type="char" svg:x="10.977cm" svg:y="0.048cm" svg:width="10.384cm" svg:height="6.636cm" draw:z-index="3"><draw:image xlink:href="Pictures/10000000000004A7000002F9E49A95813D2620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09:06:06.757000000</meta:creation-date>
    <dc:date>2023-04-05T09:54:36.617000000</dc:date>
    <meta:editing-duration>PT48M30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